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11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08-0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3-04-0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12-1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5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349866666667" calcext:value-type="float">
            <text:p>7.5034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9119" calcext:value-type="float">
            <text:p>7.429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501496774194" calcext:value-type="float">
            <text:p>7.285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1936" calcext:value-type="float">
            <text:p>7.08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05574193548" calcext:value-type="float">
            <text:p>7.095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794735483871" calcext:value-type="float">
            <text:p>7.2479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530993548387" calcext:value-type="float">
            <text:p>7.2853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169548387097" calcext:value-type="float">
            <text:p>7.0516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56832" calcext:value-type="float">
            <text:p>7.01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12585" calcext:value-type="float">
            <text:p>7.0212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448717241379" calcext:value-type="float">
            <text:p>6.81448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34219354839" calcext:value-type="float">
            <text:p>6.609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893737931035" calcext:value-type="float">
            <text:p>6.44893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15025" calcext:value-type="float">
            <text:p>6.1551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936077419355" calcext:value-type="float">
            <text:p>5.7993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1348" calcext:value-type="float">
            <text:p>5.45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2624516129" calcext:value-type="float">
            <text:p>5.037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559741935484" calcext:value-type="float">
            <text:p>4.595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78529032258" calcext:value-type="float">
            <text:p>4.6607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40206451613" calcext:value-type="float">
            <text:p>4.8884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41462068966" calcext:value-type="float">
            <text:p>5.13041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5266" calcext:value-type="float">
            <text:p>4.79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0992" calcext:value-type="float">
            <text:p>4.24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72606896552" calcext:value-type="float">
            <text:p>3.85172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33514285714" calcext:value-type="float">
            <text:p>3.55233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378125" calcext:value-type="float">
            <text:p>3.5837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354451612903" calcext:value-type="float">
            <text:p>4.3935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379657142857" calcext:value-type="float">
            <text:p>4.9037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15690322581" calcext:value-type="float">
            <text:p>4.4631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57961290323" calcext:value-type="float">
            <text:p>4.1335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97223529412" calcext:value-type="float">
            <text:p>4.192972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25883870968" calcext:value-type="float">
            <text:p>4.7502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1996" calcext:value-type="float">
            <text:p>5.3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10825" calcext:value-type="float">
            <text:p>5.4381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012" calcext:value-type="float">
            <text:p>5.68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254725" calcext:value-type="float">
            <text:p>5.9025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55828571429" calcext:value-type="float">
            <text:p>5.82755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901425" calcext:value-type="float">
            <text:p>5.8290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78580645161" calcext:value-type="float">
            <text:p>5.4637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9672" calcext:value-type="float">
            <text:p>5.09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32877419355" calcext:value-type="float">
            <text:p>4.7813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589187096774" calcext:value-type="float">
            <text:p>4.9358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881187096774" calcext:value-type="float">
            <text:p>5.4388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629625806452" calcext:value-type="float">
            <text:p>5.2462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1472" calcext:value-type="float">
            <text:p>5.5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4337" calcext:value-type="float">
            <text:p>5.744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36384" calcext:value-type="float">
            <text:p>5.7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181806451613" calcext:value-type="float">
            <text:p>6.311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375342857143" calcext:value-type="float">
            <text:p>5.9737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882981818182" calcext:value-type="float">
            <text:p>5.738829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862658064516" calcext:value-type="float">
            <text:p>5.578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3488" calcext:value-type="float">
            <text:p>5.17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40619354839" calcext:value-type="float">
            <text:p>4.8354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25264516129" calcext:value-type="float">
            <text:p>5.0202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141212903226" calcext:value-type="float">
            <text:p>7.0214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03225806452" calcext:value-type="float">
            <text:p>7.706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11974193548" calcext:value-type="float">
            <text:p>7.6071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08412903226" calcext:value-type="float">
            <text:p>7.4450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4264" calcext:value-type="float">
            <text:p>7.39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2642" calcext:value-type="float">
            <text:p>7.422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03779310345" calcext:value-type="float">
            <text:p>7.31803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408980645161" calcext:value-type="float">
            <text:p>7.1340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3424516129" calcext:value-type="float">
            <text:p>6.820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2824" calcext:value-type="float">
            <text:p>6.50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1075" calcext:value-type="float">
            <text:p>6.194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30336" calcext:value-type="float">
            <text:p>5.93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85264516129" calcext:value-type="float">
            <text:p>6.0108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04903225807" calcext:value-type="float">
            <text:p>6.1810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87968" calcext:value-type="float">
            <text:p>5.9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99455" calcext:value-type="float">
            <text:p>5.659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25344" calcext:value-type="float">
            <text:p>5.3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563716129032" calcext:value-type="float">
            <text:p>5.0856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48542857143" calcext:value-type="float">
            <text:p>4.9724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136825" calcext:value-type="float">
            <text:p>4.8513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09275" calcext:value-type="float">
            <text:p>4.5520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0008" calcext:value-type="float">
            <text:p>4.17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48064516129" calcext:value-type="float">
            <text:p>3.674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48112" calcext:value-type="float">
            <text:p>3.5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49455" calcext:value-type="float">
            <text:p>3.754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04722580645" calcext:value-type="float">
            <text:p>3.1800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1816" calcext:value-type="float">
            <text:p>2.54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266270967742" calcext:value-type="float">
            <text:p>2.3526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87587096774" calcext:value-type="float">
            <text:p>2.5218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119122580645" calcext:value-type="float">
            <text:p>3.9511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3386" calcext:value-type="float">
            <text:p>4.99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52696774194" calcext:value-type="float">
            <text:p>4.904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8085" calcext:value-type="float">
            <text:p>4.5638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7328" calcext:value-type="float">
            <text:p>4.05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77032258064" calcext:value-type="float">
            <text:p>3.4717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50744" calcext:value-type="float">
            <text:p>2.8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55255" calcext:value-type="float">
            <text:p>4.5855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718012903226" calcext:value-type="float">
            <text:p>5.9271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3544" calcext:value-type="float">
            <text:p>6.1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70167741936" calcext:value-type="float">
            <text:p>6.0197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716309677419" calcext:value-type="float">
            <text:p>5.7171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733083870968" calcext:value-type="float">
            <text:p>5.7073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05114285714" calcext:value-type="float">
            <text:p>5.4710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95948387097" calcext:value-type="float">
            <text:p>4.9729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107781818182" calcext:value-type="float">
            <text:p>4.42107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0355" calcext:value-type="float">
            <text:p>3.3320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7952" calcext:value-type="float">
            <text:p>3.72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319612903226" calcext:value-type="float">
            <text:p>5.2931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434012903226" calcext:value-type="float">
            <text:p>6.064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638575" calcext:value-type="float">
            <text:p>10.7063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0810322581" calcext:value-type="float">
            <text:p>10.6280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31419354839" calcext:value-type="float">
            <text:p>10.513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7136" calcext:value-type="float">
            <text:p>10.35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93078709677" calcext:value-type="float">
            <text:p>10.169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784490322581" calcext:value-type="float">
            <text:p>9.9678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375612903226" calcext:value-type="float">
            <text:p>9.773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534116129032" calcext:value-type="float">
            <text:p>9.5753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442761290323" calcext:value-type="float">
            <text:p>9.3944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048825" calcext:value-type="float">
            <text:p>9.2404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410425806452" calcext:value-type="float">
            <text:p>9.0441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428387096774" calcext:value-type="float">
            <text:p>8.834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070275" calcext:value-type="float">
            <text:p>8.6707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512877419355" calcext:value-type="float">
            <text:p>8.5151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962375" calcext:value-type="float">
            <text:p>8.4196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43420689655" calcext:value-type="float">
            <text:p>8.65043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0689" calcext:value-type="float">
            <text:p>8.560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75125" calcext:value-type="float">
            <text:p>8.2967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570787096774" calcext:value-type="float">
            <text:p>8.0357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03054545455" calcext:value-type="float">
            <text:p>7.77203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36567741936" calcext:value-type="float">
            <text:p>7.5223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53" calcext:value-type="float">
            <text:p>7.28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80875" calcext:value-type="float">
            <text:p>7.2328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47741935484" calcext:value-type="float">
            <text:p>7.4454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638327272727" calcext:value-type="float">
            <text:p>7.84638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043" calcext:value-type="float">
            <text:p>8.345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4197" calcext:value-type="float">
            <text:p>8.434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48468965517" calcext:value-type="float">
            <text:p>8.68648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422675" calcext:value-type="float">
            <text:p>9.4342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45411764706" calcext:value-type="float">
            <text:p>9.46045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8404" calcext:value-type="float">
            <text:p>9.32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3332" calcext:value-type="float">
            <text:p>9.13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362" calcext:value-type="float">
            <text:p>9.9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5782" calcext:value-type="float">
            <text:p>9.685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93393548387" calcext:value-type="float">
            <text:p>9.6109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55709090909" calcext:value-type="float">
            <text:p>9.47955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529522580645" calcext:value-type="float">
            <text:p>9.3552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032872727273" calcext:value-type="float">
            <text:p>9.28032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970372413793" calcext:value-type="float">
            <text:p>9.26970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459709090909" calcext:value-type="float">
            <text:p>9.16459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221018181818" calcext:value-type="float">
            <text:p>8.93221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168722580645" calcext:value-type="float">
            <text:p>8.6816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143475" calcext:value-type="float">
            <text:p>8.4314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67024516129" calcext:value-type="float">
            <text:p>8.1767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9636363636" calcext:value-type="float">
            <text:p>7.91879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143625" calcext:value-type="float">
            <text:p>7.6814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06967741936" calcext:value-type="float">
            <text:p>7.4400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31925" calcext:value-type="float">
            <text:p>7.1263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13775" calcext:value-type="float">
            <text:p>6.8171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022618181818" calcext:value-type="float">
            <text:p>6.5202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78703448276" calcext:value-type="float">
            <text:p>6.27078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05745454546" calcext:value-type="float">
            <text:p>6.01305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994836363636" calcext:value-type="float">
            <text:p>5.95994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8435" calcext:value-type="float">
            <text:p>5.6058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76885" calcext:value-type="float">
            <text:p>5.1276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760412903226" calcext:value-type="float">
            <text:p>4.747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1891" calcext:value-type="float">
            <text:p>4.461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744425" calcext:value-type="float">
            <text:p>4.6974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02193548387" calcext:value-type="float">
            <text:p>5.362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185290322581" calcext:value-type="float">
            <text:p>6.2218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829575" calcext:value-type="float">
            <text:p>6.9382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830124137931" calcext:value-type="float">
            <text:p>6.7983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69309090909" calcext:value-type="float">
            <text:p>6.63069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0075" calcext:value-type="float">
            <text:p>6.537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55767741936" calcext:value-type="float">
            <text:p>6.39155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53155" calcext:value-type="float">
            <text:p>6.7153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876206451613" calcext:value-type="float">
            <text:p>7.7687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287709090909" calcext:value-type="float">
            <text:p>8.10287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73705" calcext:value-type="float">
            <text:p>7.9173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371725" calcext:value-type="float">
            <text:p>7.643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8218" calcext:value-type="float">
            <text:p>7.078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76925" calcext:value-type="float">
            <text:p>6.9167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8104" calcext:value-type="float">
            <text:p>6.91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153745454545" calcext:value-type="float">
            <text:p>6.55153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4481" calcext:value-type="float">
            <text:p>6.134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35135483871" calcext:value-type="float">
            <text:p>5.743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077025" calcext:value-type="float">
            <text:p>5.4007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43896774194" calcext:value-type="float">
            <text:p>5.3434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09236363636" calcext:value-type="float">
            <text:p>6.35009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1736" calcext:value-type="float">
            <text:p>6.67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035625" calcext:value-type="float">
            <text:p>6.6603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343175" calcext:value-type="float">
            <text:p>6.883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017275" calcext:value-type="float">
            <text:p>8.2401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88335483871" calcext:value-type="float">
            <text:p>9.402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147325" calcext:value-type="float">
            <text:p>9.5014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54925" calcext:value-type="float">
            <text:p>9.655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217142857143" calcext:value-type="float">
            <text:p>9.5721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979942857143" calcext:value-type="float">
            <text:p>9.3897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277925" calcext:value-type="float">
            <text:p>9.2827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9438" calcext:value-type="float">
            <text:p>9.21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22967741936" calcext:value-type="float">
            <text:p>9.1012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528945454546" calcext:value-type="float">
            <text:p>8.88528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65367741935" calcext:value-type="float">
            <text:p>8.6836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355475862069" calcext:value-type="float">
            <text:p>8.81355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13935483871" calcext:value-type="float">
            <text:p>8.784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7608" calcext:value-type="float">
            <text:p>8.5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380225" calcext:value-type="float">
            <text:p>8.3238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03345454546" calcext:value-type="float">
            <text:p>8.10703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32375" calcext:value-type="float">
            <text:p>7.9243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380872727273" calcext:value-type="float">
            <text:p>7.91380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005169230769" calcext:value-type="float">
            <text:p>9.03005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94109090909" calcext:value-type="float">
            <text:p>9.50394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92904" calcext:value-type="float">
            <text:p>9.35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47927272727" calcext:value-type="float">
            <text:p>9.12247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63563636364" calcext:value-type="float">
            <text:p>8.87263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744206451613" calcext:value-type="float">
            <text:p>8.6374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06" calcext:value-type="float">
            <text:p>8.4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717" calcext:value-type="float">
            <text:p>9.546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75096774194" calcext:value-type="float">
            <text:p>9.363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04795" calcext:value-type="float">
            <text:p>9.170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6768" calcext:value-type="float">
            <text:p>8.94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21365" calcext:value-type="float">
            <text:p>8.7121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410425" calcext:value-type="float">
            <text:p>8.4541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01703225807" calcext:value-type="float">
            <text:p>8.2110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053" calcext:value-type="float">
            <text:p>8.05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626322580645" calcext:value-type="float">
            <text:p>7.9562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34775" calcext:value-type="float">
            <text:p>7.7353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17675" calcext:value-type="float">
            <text:p>7.5101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90864516129" calcext:value-type="float">
            <text:p>7.2209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308171428572" calcext:value-type="float">
            <text:p>6.91308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50632258065" calcext:value-type="float">
            <text:p>6.3125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24689655173" calcext:value-type="float">
            <text:p>5.483246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1313" calcext:value-type="float">
            <text:p>5.171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9925" calcext:value-type="float">
            <text:p>4.7183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731561290323" calcext:value-type="float">
            <text:p>4.3073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783" calcext:value-type="float">
            <text:p>3.978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19690322581" calcext:value-type="float">
            <text:p>4.4021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81925" calcext:value-type="float">
            <text:p>4.588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7156" calcext:value-type="float">
            <text:p>4.6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0415483871" calcext:value-type="float">
            <text:p>4.2530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45825" calcext:value-type="float">
            <text:p>3.6664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99638709677" calcext:value-type="float">
            <text:p>3.1419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9696" calcext:value-type="float">
            <text:p>2.8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9361" calcext:value-type="float">
            <text:p>4.539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7924" calcext:value-type="float">
            <text:p>5.4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720325" calcext:value-type="float">
            <text:p>5.8172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38" calcext:value-type="float">
            <text:p>5.58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8976" calcext:value-type="float">
            <text:p>5.2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4474" calcext:value-type="float">
            <text:p>4.55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26864516129" calcext:value-type="float">
            <text:p>4.767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29975" calcext:value-type="float">
            <text:p>4.932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9458" calcext:value-type="float">
            <text:p>5.569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90695" calcext:value-type="float">
            <text:p>5.5090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21737931035" calcext:value-type="float">
            <text:p>5.64121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520675" calcext:value-type="float">
            <text:p>5.8452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7315" calcext:value-type="float">
            <text:p>5.8527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006064516129" calcext:value-type="float">
            <text:p>5.770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32496" calcext:value-type="float">
            <text:p>5.8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14246153846" calcext:value-type="float">
            <text:p>6.884142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8225" calcext:value-type="float">
            <text:p>7.342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129575" calcext:value-type="float">
            <text:p>8.0812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981935483871" calcext:value-type="float">
            <text:p>8.509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0475" calcext:value-type="float">
            <text:p>8.381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284423529412" calcext:value-type="float">
            <text:p>8.502844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9635" calcext:value-type="float">
            <text:p>8.8519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30128" calcext:value-type="float">
            <text:p>8.71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87275" calcext:value-type="float">
            <text:p>8.5068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50355" calcext:value-type="float">
            <text:p>8.2850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96232258065" calcext:value-type="float">
            <text:p>8.0559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59625" calcext:value-type="float">
            <text:p>7.8185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59690322581" calcext:value-type="float">
            <text:p>7.6025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25525" calcext:value-type="float">
            <text:p>7.3762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28225" calcext:value-type="float">
            <text:p>7.2112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12980645161" calcext:value-type="float">
            <text:p>7.0731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6049" calcext:value-type="float">
            <text:p>6.996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283076923077" calcext:value-type="float">
            <text:p>6.822830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3428" calcext:value-type="float">
            <text:p>6.400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4176" calcext:value-type="float">
            <text:p>6.2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5604" calcext:value-type="float">
            <text:p>5.9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375" calcext:value-type="float">
            <text:p>5.41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9691" calcext:value-type="float">
            <text:p>5.909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933" calcext:value-type="float">
            <text:p>6.702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037574193548" calcext:value-type="float">
            <text:p>7.7503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121925" calcext:value-type="float">
            <text:p>8.2312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51793548387" calcext:value-type="float">
            <text:p>8.187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700575" calcext:value-type="float">
            <text:p>8.0470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511225806452" calcext:value-type="float">
            <text:p>7.965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394775" calcext:value-type="float">
            <text:p>7.9639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4924137931" calcext:value-type="float">
            <text:p>8.196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022" calcext:value-type="float">
            <text:p>8.55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788774193548" calcext:value-type="float">
            <text:p>8.4178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86971428571" calcext:value-type="float">
            <text:p>8.2648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67251612903" calcext:value-type="float">
            <text:p>8.0846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69075" calcext:value-type="float">
            <text:p>7.812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51331003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866" calcext:value-type="float">
            <text:p>7.563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68" meta:object-count="0"/>
    <meta:user-defined meta:name="AppVersion">3.0</meta:user-defined>
  </office:meta>
</office:document-meta>
</file>